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75cm" fo:min-width="0.5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5.5cm"/>
    </style:style>
    <style:style style:name="gr10" style:family="graphic" style:parent-style-name="standard">
      <style:graphic-properties svg:stroke-color="#000000" draw:fill-color="#ffcc00" draw:textarea-horizontal-align="justify" draw:textarea-vertical-align="middle" draw:auto-grow-height="false" fo:min-height="0.75cm" fo:min-width="4.5cm"/>
    </style:style>
    <style:style style:name="gr11" style:family="graphic" style:parent-style-name="objectwithoutfill">
      <style:graphic-properties svg:stroke-color="#000000" draw:marker-end="Arrow" draw:marker-end-width="0.3cm" draw:fill="none" draw:fill-color="#ffcc00" draw:textarea-vertical-align="middle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75cm" fo:min-width="7.5cm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.75cm" fo:min-width="4.5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0.75cm" fo:min-width="4.4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7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3cm" svg:height="1cm" svg:x="4cm" svg:y="2cm">
          <text:p text:style-name="P1">ohje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1cm" svg:x="4cm" svg:y="5cm">
          <text:p text:style-name="P1">Aloitus index.htm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cm" svg:height="1cm" svg:x="4cm" svg:y="8cm">
          <text:p text:style-name="P1">kirjautuminen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cm" svg:height="1cm" svg:x="1cm" svg:y="8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6" draw:id="id6" draw:layer="layout" svg:width="4cm" svg:height="1cm" svg:x="4cm" svg:y="10cm">
          <text:p text:style-name="P1">pelitilann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cm" svg:height="1cm" svg:x="4cm" svg:y="12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4" draw:id="id4" draw:layer="layout" svg:width="3.1cm" svg:height="1cm" svg:x="11cm" svg:y="8cm">
          <text:p text:style-name="P1">virh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cm" svg:y1="3cm" svg:x2="6.5cm" svg:y2="5cm" draw:start-shape="id1" draw:start-glue-point="2" draw:end-shape="id2" draw:end-glue-point="0" svg:d="M5500 3000v1000h1000v1000" svg:viewBox="0 0 1001 2001">
          <text:p/>
        </draw:connector>
        <draw:connector draw:style-name="gr6" draw:text-style-name="P3" draw:layer="layout" svg:x1="9cm" svg:y1="8.5cm" svg:x2="11cm" svg:y2="8.5cm" draw:start-shape="id3" draw:start-glue-point="1" draw:end-shape="id4" draw:end-glue-point="3" svg:d="M9000 8500h2000" svg:viewBox="0 0 2001 1">
          <text:p/>
        </draw:connector>
        <draw:connector draw:style-name="gr6" draw:text-style-name="P3" draw:layer="layout" svg:x1="2cm" svg:y1="8.5cm" svg:x2="4cm" svg:y2="8.5cm" draw:start-shape="id5" draw:start-glue-point="8" draw:end-shape="id3" draw:end-glue-point="3" svg:d="M2000 8500h2000" svg:viewBox="0 0 2001 1">
          <text:p/>
        </draw:connector>
        <draw:connector draw:style-name="gr7" draw:text-style-name="P3" draw:layer="layout" draw:type="line" svg:x1="6.5cm" svg:y1="6cm" svg:x2="6.5cm" svg:y2="8cm" draw:start-shape="id2" draw:start-glue-point="2" draw:end-shape="id3" draw:end-glue-point="0" svg:d="M6500 6000v2000" svg:viewBox="0 0 1 2001">
          <text:p/>
        </draw:connector>
        <draw:connector draw:style-name="gr7" draw:text-style-name="P3" draw:layer="layout" draw:type="line" svg:x1="6.5cm" svg:y1="9cm" svg:x2="6cm" svg:y2="10cm" draw:start-shape="id3" draw:end-shape="id6" draw:end-glue-point="0" svg:d="M6500 9000l-500 1000" svg:viewBox="0 0 501 1001">
          <text:p/>
        </draw:connector>
        <draw:connector draw:style-name="gr8" draw:text-style-name="P4" draw:layer="layout" draw:type="curve" svg:x1="4.5cm" svg:y1="12cm" svg:x2="6cm" svg:y2="11cm" draw:start-shape="id7" draw:start-glue-point="5" draw:end-shape="id6" draw:end-glue-point="2" svg:d="M4500 12000c0-750 1500-250 1500-1000" svg:viewBox="0 0 1501 1001">
          <text:p/>
        </draw:connector>
        <draw:custom-shape draw:style-name="gr9" draw:text-style-name="P2" xml:id="id8" draw:id="id8" draw:layer="layout" svg:width="6cm" svg:height="2cm" svg:x="10cm" svg:y="10cm">
          <text:p text:style-name="P1">Siirtymä saarelle</text:p>
          <text:p text:style-name="P1">Css animaatio tms.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cm" svg:height="1cm" svg:x="1cm" svg:y="16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xml:id="id9" draw:id="id9" draw:layer="layout" svg:width="5cm" svg:height="1cm" svg:x="3cm" svg:y="16cm">
          <text:p text:style-name="P1">Satama sisään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5cm" svg:height="1cm" svg:x="3cm" svg:y="19cm">
          <text:p text:style-name="P1">Satama ulo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cm" svg:y1="12cm" svg:x2="5.5cm" svg:y2="16cm" draw:start-shape="id8" draw:start-glue-point="2" draw:end-shape="id9" draw:end-glue-point="0" svg:d="M13000 12000c0 3000-7500 1000-7500 4000" svg:viewBox="0 0 7501 4001">
          <text:p/>
        </draw:connector>
        <draw:connector draw:style-name="gr7" draw:text-style-name="P3" draw:layer="layout" draw:type="line" svg:x1="2cm" svg:y1="16.5cm" svg:x2="3cm" svg:y2="16.5cm" draw:start-shape="id10" draw:start-glue-point="8" draw:end-shape="id9" draw:end-glue-point="3" svg:d="M2000 16500h1000" svg:viewBox="0 0 1001 1">
          <text:p/>
        </draw:connector>
        <draw:custom-shape draw:style-name="gr3" draw:text-style-name="P2" xml:id="id12" draw:id="id12" draw:layer="layout" svg:width="1cm" svg:height="1cm" svg:x="1cm" svg:y="19cm">
          <text:p text:style-name="P1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6" draw:layer="layout" draw:type="line" svg:x1="5.5cm" svg:y1="17cm" svg:x2="5.5cm" svg:y2="19cm" draw:start-shape="id9" draw:start-glue-point="2" draw:end-shape="id11" draw:end-glue-point="0" svg:d="M5500 17000v2000" svg:viewBox="0 0 1 2001">
          <text:p/>
        </draw:connector>
        <draw:connector draw:style-name="gr7" draw:text-style-name="P3" draw:layer="layout" draw:type="line" svg:x1="3cm" svg:y1="19.5cm" svg:x2="2cm" svg:y2="19.5cm" draw:start-shape="id11" draw:start-glue-point="3" draw:end-shape="id12" draw:end-glue-point="8" svg:d="M3000 19500h-1000" svg:viewBox="0 0 1001 1">
          <text:p/>
        </draw:connector>
        <draw:custom-shape draw:style-name="gr12" draw:text-style-name="P5" xml:id="id13" draw:id="id13" draw:layer="layout" svg:width="8cm" svg:height="1cm" svg:x="11cm" svg:y="15cm">
          <text:p text:style-name="P1">Pelin esittely (pelin ohjeet)</text:p>
          <draw:enhanced-geometry svg:viewBox="0 0 21600 21600" draw:type="rectangle" draw:enhanced-path="M 0 0 L 21600 0 21600 21600 0 21600 0 0 Z N"/>
        </draw:custom-shape>
        <draw:custom-shape draw:style-name="gr13" draw:text-style-name="P5" xml:id="id15" draw:id="id15" draw:layer="layout" svg:width="5cm" svg:height="1cm" svg:x="12.8cm" svg:y="17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14" draw:id="id14" draw:layer="layout" svg:width="4.9cm" svg:height="1cm" svg:x="12cm" svg:y="1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cm" svg:height="2cm" svg:x="7cm" svg:y="23cm">
          <text:p text:style-name="P1">Siirtymä saarelle</text:p>
          <text:p text:style-name="P1">Css animaatio tms.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s" svg:x1="8cm" svg:y1="16.5cm" svg:x2="11cm" svg:y2="15.5cm" draw:start-shape="id9" draw:start-glue-point="1" draw:end-shape="id13" draw:end-glue-point="3" svg:d="M8000 16500h501l1998-1000h501" svg:viewBox="0 0 3001 1001">
          <text:p/>
        </draw:connector>
        <draw:connector draw:style-name="gr7" draw:text-style-name="P3" draw:layer="layout" draw:type="curve" svg:x1="12cm" svg:y1="20.1cm" svg:x2="8cm" svg:y2="19.5cm" draw:start-shape="id14" draw:start-glue-point="3" draw:end-shape="id11" svg:d="M12000 20100c-3000 0-1000-600-4000-600" svg:viewBox="0 0 4001 601">
          <text:p/>
        </draw:connector>
        <draw:connector draw:style-name="gr6" draw:text-style-name="P3" draw:layer="layout" draw:type="curve" svg:x1="15.3cm" svg:y1="17.4cm" svg:x2="15cm" svg:y2="16cm" draw:start-shape="id15" draw:start-glue-point="0" draw:end-shape="id13" draw:end-glue-point="2" svg:d="M15300 17400c0-1050-300-350-300-1400" svg:viewBox="0 0 301 1401">
          <text:p/>
        </draw:connector>
        <draw:connector draw:style-name="gr6" draw:text-style-name="P3" draw:layer="layout" draw:type="curve" svg:x1="14.45cm" svg:y1="19.6cm" svg:x2="15.3cm" svg:y2="18.4cm" draw:start-shape="id14" draw:start-glue-point="0" draw:end-shape="id15" draw:end-glue-point="2" svg:d="M14450 19600c0-900 850-300 850-1200" svg:viewBox="0 0 8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49:39.661000000</meta:creation-date>
    <dc:date>2017-03-28T12:40:56.432000000</dc:date>
    <meta:editing-duration>PT20H18S</meta:editing-duration>
    <meta:editing-cycles>2</meta:editing-cycles>
    <meta:generator>LibreOffice/5.1.5.2$Windows_x86 LibreOffice_project/7a864d8825610a8c07cfc3bc01dd4fce6a9447e5</meta:generator>
    <meta:document-statistic meta:object-count="30"/>
  </office:meta>
</office:document-meta>
</file>